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VideoResolutions" style:family="table">
      <style:table-properties style:width="16.999cm" table:align="margins"/>
    </style:style>
    <style:style style:name="VideoResolutions.A" style:family="table-column">
      <style:table-column-properties style:column-width="4.249cm" style:rel-column-width="16383*"/>
    </style:style>
    <style:style style:name="VideoResolutions.D" style:family="table-column">
      <style:table-column-properties style:column-width="4.251cm" style:rel-column-width="16386*"/>
    </style:style>
    <style:style style:name="VideoResolutions.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VideoResolutions.D1" style:family="table-cell">
      <style:table-cell-properties style:vertical-align="middle" fo:background-color="#cccccc" fo:padding="0.097cm" fo:border="0.002cm solid #000000">
        <style:background-image/>
      </style:table-cell-properties>
    </style:style>
    <style:style style:name="VideoResolutions.A2" style:family="table-cell">
      <style:table-cell-properties style:vertical-align="middle" fo:padding="0.097cm" fo:border-left="0.002cm solid #000000" fo:border-right="none" fo:border-top="none" fo:border-bottom="0.002cm solid #000000"/>
    </style:style>
    <style:style style:name="VideoResolutions.D2" style:family="table-cell">
      <style:table-cell-properties style:vertical-align="middle" fo:padding="0.097cm" fo:border-left="0.002cm solid #000000" fo:border-right="0.002cm solid #000000" fo:border-top="none" fo:border-bottom="0.002cm solid #000000"/>
    </style:style>
    <style:style style:name="VideoResolutions.B6" style:family="table-cell">
      <style:table-cell-properties style:vertical-align="middle" fo:padding="0.097cm" fo:border-left="0.002cm solid #000000" fo:border-right="none" fo:border-top="0.002cm solid #000000" fo:border-bottom="0.002cm solid #000000"/>
    </style:style>
    <style:style style:name="VideoResolutions.D6" style:family="table-cell">
      <style:table-cell-properties style:vertical-align="middle" fo:padding="0.097cm" fo:border="0.002cm solid #000000"/>
    </style:style>
    <style:style style:name="P1" style:family="paragraph" style:parent-style-name="Standard">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P2"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3" style:family="paragraph" style:parent-style-name="Standard">
      <style:text-properties fo:font-weight="normal" style:font-weight-asian="normal" style:font-weight-complex="normal"/>
    </style:style>
    <style:style style:name="P4" style:family="paragraph" style:parent-style-name="Preformatted_20_Text">
      <style:text-properties fo:font-weight="normal" style:font-weight-asian="normal" style:font-weight-complex="normal"/>
    </style:style>
    <style:style style:name="P5" style:family="paragraph" style:parent-style-name="Preformatted_20_Text">
      <style:paragraph-properties fo:margin-top="0cm" fo:margin-bottom="0.499cm"/>
    </style:style>
    <style:style style:name="P6" style:family="paragraph" style:parent-style-name="Preformatted_20_Text">
      <style:paragraph-properties fo:margin-top="0cm" fo:margin-bottom="0.499cm"/>
      <style:text-properties fo:font-weight="normal" style:font-weight-asian="normal" style:font-weight-complex="normal"/>
    </style:style>
    <style:style style:name="P7" style:family="paragraph" style:parent-style-name="Preformatted_20_Text">
      <style:paragraph-properties fo:margin-top="0cm" fo:margin-bottom="0.499cm"/>
      <style:text-properties style:text-underline-style="none" fo:font-weight="normal" style:font-weight-asian="normal" style:font-weight-complex="normal"/>
    </style:style>
    <style:style style:name="P8" style:family="paragraph" style:parent-style-name="Preformatted_20_Text">
      <style:paragraph-properties fo:margin-top="0cm" fo:margin-bottom="0.499cm"/>
      <style:text-properties fo:font-size="10pt" fo:font-weight="normal" style:font-size-asian="8.75pt" style:font-weight-asian="normal" style:font-size-complex="10pt" style:font-weight-complex="normal"/>
    </style:style>
    <style:style style:name="P9" style:family="paragraph" style:parent-style-name="Preformatted_20_Text">
      <style:paragraph-properties fo:margin-top="0cm" fo:margin-bottom="0.499cm" fo:text-align="start" style:justify-single-word="false"/>
      <style:text-properties fo:color="#000000"/>
    </style:style>
    <style:style style:name="P10"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11"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12"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color="#000000" fo:font-weight="normal" fo:background-color="#b3b3b3" style:font-weight-asian="normal" style:font-weight-complex="normal"/>
    </style:style>
    <style:style style:name="P13" style:family="paragraph" style:parent-style-name="Table_20_Contents">
      <style:paragraph-properties fo:text-align="center" style:justify-single-word="false"/>
      <style:text-properties style:font-name="DejaVu Sans Mono" fo:font-size="10pt" style:font-name-asian="DejaVu Sans Mono" style:font-size-asian="10pt" style:font-name-complex="DejaVu Sans Mono" style:font-size-complex="10pt"/>
    </style:style>
    <style:style style:name="P14" style:family="paragraph" style:parent-style-name="Table_20_Contents">
      <style:paragraph-properties fo:text-align="center"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font-size="44pt" fo:font-weight="bold" style:font-size-asian="44pt" style:font-weight-asian="bold" style:font-size-complex="44pt" style:font-weight-complex="bold"/>
    </style:style>
    <style:style style:name="P17" style:family="paragraph" style:parent-style-name="Standard">
      <style:paragraph-properties fo:text-align="end" style:justify-single-word="false"/>
    </style:style>
    <style:style style:name="P18" style:family="paragraph" style:parent-style-name="Standard" style:list-style-name="L1"/>
    <style:style style:name="P19" style:family="paragraph" style:parent-style-name="Standard">
      <style:text-properties fo:font-size="12pt" style:font-size-asian="12pt" style:font-size-complex="12pt"/>
    </style:style>
    <style:style style:name="P20" style:family="paragraph" style:parent-style-name="Standard" style:list-style-name="L1">
      <style:text-properties fo:font-size="12pt" style:font-size-asian="12pt" style:font-size-complex="12pt"/>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paragraph-properties fo:text-align="center" style:justify-single-word="false" fo:break-before="page"/>
    </style:style>
    <style:style style:name="P24"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25"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26"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style>
    <style:style style:name="P27"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color="#000000" fo:font-weight="normal" fo:background-color="#b3b3b3" style:font-weight-asian="normal" style:font-weight-complex="normal"/>
    </style:style>
    <style:style style:name="P28"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font-weight="normal" style:font-weight-asian="normal" style:font-weight-complex="normal"/>
    </style:style>
    <style:style style:name="P29"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30"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31"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32"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33"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34"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35"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36"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37"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38"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39"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40"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41"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42"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43"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44"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45"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46"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47"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48" style:family="paragraph" style:parent-style-name="Table_20_Contents">
      <style:text-properties fo:font-size="10pt" style:font-size-asian="10pt" style:font-size-complex="10pt"/>
    </style:style>
    <style:style style:name="P49" style:family="paragraph" style:parent-style-name="Table_20_Contents">
      <style:paragraph-properties fo:text-align="center" style:justify-single-word="false"/>
      <style:text-properties fo:font-size="10pt" style:font-size-asian="10pt" style:font-size-complex="10pt"/>
    </style:style>
    <style:style style:name="P50" style:family="paragraph" style:parent-style-name="Table_20_Contents">
      <style:paragraph-properties fo:text-align="end" style:justify-single-word="false"/>
      <style:text-properties fo:font-size="10pt" style:font-size-asian="10pt" style:font-size-complex="10pt"/>
    </style:style>
    <style:style style:name="P51" style:family="paragraph" style:parent-style-name="Table_20_Contents">
      <style:paragraph-properties fo:text-align="start" style:justify-single-word="false"/>
      <style:text-properties fo:font-size="10pt" style:font-size-asian="10pt" style:font-size-complex="10pt"/>
    </style:style>
    <style:style style:name="P52" style:family="paragraph" style:parent-style-name="Table_20_Contents">
      <style:text-properties style:font-name="Times New Roman" fo:font-size="10pt" style:font-size-asian="10pt" style:font-size-complex="10pt"/>
    </style:style>
    <style:style style:name="P53" style:family="paragraph" style:parent-style-name="Footer">
      <style:paragraph-properties fo:text-align="center" style:justify-single-word="false"/>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text-line-through-style="none" style:font-name="Liberation Serif" fo:font-size="12pt" fo:letter-spacing="normal" fo:font-style="normal" style:text-underline-style="none" fo:font-weight="normal" style:text-blinking="false" fo:background-color="#b3b3b3" style:font-size-asian="12pt" style:font-weight-asian="normal" style:font-size-complex="12pt" style:font-weight-complex="normal"/>
    </style:style>
    <style:style style:name="T4" style:family="text">
      <style:text-properties fo:font-variant="normal" fo:text-transform="none" fo:color="#000000" style:text-line-through-style="none" style:font-name="DejaVu Sans Mono1" fo:font-size="12pt" fo:letter-spacing="normal" fo:font-style="normal" style:text-underline-style="none" fo:font-weight="normal" style:text-blinking="false" fo:background-color="#b3b3b3" style:font-size-asian="12pt" style:font-weight-asian="normal" style:font-size-complex="12pt" style:font-weight-complex="normal"/>
    </style:style>
    <style:style style:name="T5" style:family="text">
      <style:text-properties fo:font-variant="normal" fo:text-transform="none" fo:color="#000000" style:text-line-through-style="none" style:font-name="DejaVu Sans Mono1" fo:font-size="10pt" fo:letter-spacing="normal" fo:font-style="normal" style:text-underline-style="none" fo:font-weight="normal" style:text-blinking="false" fo:background-color="#b3b3b3" style:font-size-asian="10pt" style:font-weight-asian="normal" style:font-size-complex="10pt" style:font-weight-complex="normal"/>
    </style:style>
    <style:style style:name="T6" style:family="text">
      <style:text-properties fo:font-variant="normal" fo:text-transform="none" fo:color="#000099" style:font-name="inherit" fo:font-size="9.75pt" fo:letter-spacing="normal" fo:font-style="normal" style:text-underline-style="solid" style:text-underline-width="auto" style:text-underline-color="font-color" fo:font-weight="normal"/>
    </style:style>
    <style:style style:name="T7" style:family="text">
      <style:text-properties fo:font-variant="normal" fo:text-transform="none" style:text-line-through-style="none" style:font-name="Liberation Serif" fo:font-size="12pt" fo:letter-spacing="normal" fo:font-style="normal" style:text-underline-style="none" style:text-blinking="false" style:font-size-asian="12pt" style:font-size-complex="12pt"/>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color="#00ff00" fo:font-weight="normal" fo:background-color="transparent" style:font-weight-asian="normal" style:font-weight-complex="normal"/>
    </style:style>
    <style:style style:name="T12" style:family="text">
      <style:text-properties fo:color="#00ae00" fo:font-weight="bold" fo:background-color="transparent" style:font-weight-asian="bold" style:font-weight-complex="bold"/>
    </style:style>
    <style:style style:name="T13" style:family="text">
      <style:text-properties fo:color="#00ae00" fo:font-weight="bold" style:font-weight-asian="bold" style:font-weight-complex="bold"/>
    </style:style>
    <style:style style:name="T14" style:family="text">
      <style:text-properties fo:color="#0047ff" fo:font-weight="normal" style:font-weight-asian="normal" style:font-weight-complex="normal"/>
    </style:style>
    <style:style style:name="T15" style:family="text">
      <style:text-properties fo:color="#0047ff" fo:font-weight="bold" fo:background-color="#00ae00" style:font-weight-asian="bold" style:font-weight-complex="bold"/>
    </style:style>
    <style:style style:name="T16" style:family="text">
      <style:text-properties fo:font-size="10pt" fo:font-weight="normal" style:font-size-asian="8.75pt" style:font-weight-asian="normal" style:font-size-complex="10pt" style:font-weight-complex="normal"/>
    </style:style>
    <style:style style:name="T17" style:family="text">
      <style:text-properties fo:font-size="10pt" style:font-size-complex="10pt"/>
    </style:style>
    <style:style style:name="T18" style:family="text">
      <style:text-properties fo:font-size="10pt" fo:font-weight="bold" style:font-size-asian="8.75pt" style:font-weight-asian="bold" style:font-size-complex="10pt" style:font-weight-complex="bold"/>
    </style:style>
    <style:style style:name="T19" style:family="text">
      <style:text-properties fo:font-size="10pt" fo:font-weight="bold" style:font-weight-asian="bold" style:font-size-complex="10pt" style:font-weight-complex="bold"/>
    </style:style>
    <style:style style:name="T20"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21" style:family="text">
      <style:text-properties fo:color="#1a1a1a" style:font-name="Monospace" fo:font-size="10pt" fo:font-weight="bold" style:font-name-asian="Monospace" style:font-size-asian="10pt" style:font-weight-asian="bold" style:font-name-complex="Monospace" style:font-size-complex="10pt" style:font-weight-complex="bold"/>
    </style:style>
    <style:style style:name="T22" style:family="text">
      <style:text-properties fo:color="#000000"/>
    </style:style>
    <style:style style:name="T23" style:family="text">
      <style:text-properties fo:color="#000000" fo:font-weight="normal" fo:background-color="#b3b3b3" style:font-weight-asian="normal" style:font-weight-complex="normal"/>
    </style:style>
    <style:style style:name="T24" style:family="text">
      <style:text-properties fo:color="#000000" style:font-name="DejaVu Sans Mono1" fo:font-weight="normal" fo:background-color="#b3b3b3" style:font-weight-asian="normal" style:font-weight-complex="normal"/>
    </style:style>
    <style:style style:name="T25" style:family="text">
      <style:text-properties fo:color="#000000" style:font-name="DejaVu Sans Mono1" fo:font-size="10pt" fo:font-weight="normal" fo:background-color="#b3b3b3" style:font-size-asian="10pt" style:font-weight-asian="normal" style:font-size-complex="10pt" style:font-weight-complex="normal"/>
    </style:style>
    <style:style style:name="T26" style:family="text">
      <style:text-properties fo:color="#000000" fo:background-color="#b3b3b3"/>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ize="12pt" style:font-size-asian="12pt" style:font-size-complex="12pt"/>
    </style:style>
    <style:style style:name="T29" style:family="text">
      <style:text-properties fo:font-size="44pt" fo:font-weight="bold" style:font-size-asian="44pt" style:font-weight-asian="bold" style:font-size-complex="44pt" style:font-weight-complex="bold"/>
    </style:style>
    <style:style style:name="T30" style:family="text">
      <style:text-properties fo:background-color="#b3b3b3"/>
    </style:style>
    <style:style style:name="T31" style:family="text">
      <style:text-properties style:font-weight-asian="normal"/>
    </style:style>
    <style:style style:name="T32" style:family="text">
      <style:text-properties style:font-weight-complex="normal"/>
    </style:style>
    <style:style style:name="T3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P17"><text:span text:style-name="T29">Babelium Project</text:span></text:p>
      <text:p text:style-name="P17"><text:span text:style-name="T29">Readme</text:span></text:p>
      <text:table-of-content text:style-name="Sect1" text:protected="true" text:name="Índice de contenido1">
        <text:table-of-content-source text:outline-level="10">
          <text:index-title-template text:style-name="Contents_20_Heading">Content 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4">Content Index</text:p>
          </text:index-title>
          <text:p text:style-name="P55">Installing and downloading required packages<text:tab/>3</text:p>
          <text:p text:style-name="P55">Create user and database for babelia aplication<text:tab/>3</text:p>
          <text:p text:style-name="P55">Installing eclipse<text:tab/>3</text:p>
          <text:p text:style-name="P55">Installing flex builder<text:tab/>3</text:p>
          <text:p text:style-name="P55">Installing flex sdk 3.5<text:tab/>4</text:p>
          <text:p text:style-name="P55">Set sdk 3.5.0 as a default sdk in eclipse<text:tab/>4</text:p>
          <text:p text:style-name="P55">Support for locales<text:tab/>4</text:p>
          <text:p text:style-name="P55">Installing subclipse for eclipse<text:tab/>4</text:p>
          <text:p text:style-name="P55">Import project into eclipse<text:tab/>4</text:p>
          <text:p text:style-name="P55">Download red5 server<text:tab/>5</text:p>
          <text:p text:style-name="P55">DB Dump<text:tab/>5</text:p>
          <text:p text:style-name="P55">Configure apache<text:tab/>5</text:p>
          <text:p text:style-name="P55">Fill apache's root<text:tab/>6</text:p>
          <text:p text:style-name="P55">Installing Zend Framework<text:tab/>6</text:p>
          <text:p text:style-name="P55">Install oflaDemo<text:tab/>6</text:p>
          <text:p text:style-name="P55">Copy videos to oflaDemo<text:tab/>7</text:p>
          <text:p text:style-name="P55">Start babelia<text:tab/>7</text:p>
          <text:p text:style-name="P55">Installing ffmpeg and ffmpeg-php on linux<text:tab/>7</text:p>
          <text:p text:style-name="P55">Video upload module configuration<text:tab/>7</text:p>
          <text:p text:style-name="P55">Cuting-off videos using ffmpeg's commandline<text:tab/>9</text:p>
          <text:p text:style-name="P55">Automatic periodic system jobs (CRON)<text:tab/>9</text:p>
          <text:p text:style-name="P55">How to capture videos of your desktop to make tutorials<text:tab/>10</text:p>
          <text:p text:style-name="P55">Video standards resolution table and the one we're using<text:tab/>10</text:p>
        </text:index-body>
      </text:table-of-content>
      <text:p text:style-name="P15"><text:span text:style-name="T8"/></text:p>
      <text:p text:style-name="P23"><text:span text:style-name="T8"/></text:p>
      <text:h text:style-name="Heading_20_1" text:outline-level="1">Installing and downloading required packages</text:h>
      <text:p text:style-name="Standard"/>
      <text:p text:style-name="P11">sudo apt-get install apache2 mysql-server mysql-client subversion php5 php5-mysql</text:p>
      <text:p text:style-name="Standard">{ROOT DB PASS}</text:p>
      <text:p text:style-name="Standard"/>
      <text:p text:style-name="Standard"/>
      <text:h text:style-name="Heading_20_1" text:outline-level="1">Create user and database for babelia aplication</text:h>
      <text:p text:style-name="Standard"/>
      <text:p text:style-name="P11">~ $&gt; mysql -u root -p</text:p>
      <text:p text:style-name="Standard">{ROOT DB PASS}</text:p>
      <text:p text:style-name="Standard">mysql&gt; CREATE DATABASE babelia;</text:p>
      <text:p text:style-name="Standard">mysql&gt; GRANT ALL PRIVILEGES ON `babelia`.* TO 'babelia'@'localhost' IDENTIFIED BY '{BABELIA DB PASS}';</text:p>
      <text:p text:style-name="Standard">mysql&gt; quit;</text:p>
      <text:p text:style-name="Standard"/>
      <text:p text:style-name="Standard"/>
      <text:h text:style-name="Heading_20_1" text:outline-level="1">Installing eclipse</text:h>
      <text:p text:style-name="Standard"/>
      <text:p text:style-name="Standard">Download eclipse</text:p>
      <text:p text:style-name="Standard"/>
      <text:p text:style-name="P10"><text:span text:style-name="T23">cd /opt<text:line-break/>/opt $&gt; sudo tar xzf {DOWNLOAD DIR}/eclipse-SDK-3.3-linux-gtk.tar.gz <text:line-break/>/opt $&gt; sudo chown {LINUX USERNAME} eclipse -R<text:line-break/>/opt $&gt; sudo ln -s /opt/eclipse/eclipse /usr/bin/eclipse</text:span></text:p>
      <text:h text:style-name="Heading_20_1" text:outline-level="1">Installing flex builder</text:h>
      <text:p text:style-name="Standard"/>
      <text:p text:style-name="P11">/opt $&gt; sudo mkdir flex &amp;&amp; sudo chown {LINUX USERNAME} flex</text:p>
      <text:p text:style-name="Standard"/>
      <text:p text:style-name="P12">/{DOWNLOAD DIR} $&gt; wget http://download.macromedia.com/pub/labs/flex/flexbuilder_linux/flexbuilder_linux_install_a5_112409.bin</text:p>
      <text:p text:style-name="Standard"/>
      <text:p text:style-name="P12">/{DOWNLOAD DIR} $&gt; ./flexbuilder_linux_install_a5_112409.bin</text:p>
      <text:p text:style-name="P28"><text:soft-page-break/><text:span text:style-name="T26">{FLEX PATH} = /opt/flex<text:line-break/></text:span><text:span text:style-name="T26">{ECLIPSE PATH} = /opt/eclipse</text:span></text:p>
      <text:h text:style-name="Heading_20_1" text:outline-level="1">Installing flex sdk 3.5</text:h>
      <text:p text:style-name="Standard"/>
      <text:p text:style-name="P10"><text:span text:style-name="T23">/{DOWNLOAD DIR} $&gt; wget </text:span><text:a xlink:type="simple" xlink:href="http://fpdownload.adobe.com/pub/flex/sdk/builds/flex3/flex_sdk_3.5.0.12683.zip">http://fpdownload.adobe.com/pub/flex/sdk/builds/flex3/flex_sdk_3.5.0.12683.zip</text:a><text:span text:style-name="T23"> </text:span></text:p>
      <text:p text:style-name="Standard"/>
      <text:p text:style-name="P26"><text:span text:style-name="T23">/opt/flex/sdks $&gt; mkdir 3.5.0<text:line-break/>/opt/flex/sdks $&gt; cd 3.5.0</text:span><text:span text:style-name="T23"><text:line-break/></text:span><text:span text:style-name="T23">/opt/flex/sdks/3.5.0 $&gt; unzip {DOWNLOAD DIR}/ </text:span><text:a xlink:type="simple" xlink:href="http://fpdownload.adobe.com/pub/flex/sdk/builds/flex3/flex_sdk_3.5.0.12683.zip">flex_sdk_3.5.0.12683.zip</text:a></text:p>
      <text:h text:style-name="Heading_20_1" text:outline-level="1">Set sdk 3.5.0 as a default sdk in eclipse</text:h>
      <text:p text:style-name="Standard"/>
      <text:p text:style-name="Standard">Window → Preferences → Flex → Installed Flex SDKs → add path to 3.5.0 sdk</text:p>
      <text:p text:style-name="Standard"/>
      <text:h text:style-name="Heading_20_1" text:outline-level="1">Support for locales</text:h>
      <text:p text:style-name="Standard">Go to the /bin folder under your Flex SDK installation path and then use copylocale followed by the source locale and the destination locale<text:span text:style-name="T27">.</text:span></text:p>
      <text:p text:style-name="Standard"><text:span text:style-name="T27"/></text:p>
      <text:p text:style-name="P11">/opt/flex/sdks/3.5.0/bin$ ./copylocale en_US es_ES<text:line-break/>/opt/flex/sdks/3.5.0/bin$ ./copylocale en_US fr_FR<text:line-break/>/opt/flex/sdks/3.5.0/bin$ ./copylocale en_US eu_ES</text:p>
      <text:p text:style-name="Standard"/>
      <text:p text:style-name="Standard">in eclipse:<text:line-break/>Project → clean (with build automatically checked)</text:p>
      <text:p text:style-name="Standard"/>
      <text:p text:style-name="Standard"/>
      <text:h text:style-name="Heading_20_1" text:outline-level="1">Installing subclipse for eclipse</text:h>
      <text:p text:style-name="Standard"/>
      <text:p text:style-name="Standard">in eclipse:</text:p>
      <text:p text:style-name="Standard">Help → software updates → find &amp; install → search for new features → new remote site → :</text:p>
      <text:p text:style-name="Standard">name: Subclipse</text:p>
      <text:p text:style-name="Standard">url: <text:a xlink:type="simple" xlink:href="http://subclipse.tigris.org/update_1.6.x"><text:span text:style-name="T1">http://subclipse.tigris.org/update_1.6.x</text:span></text:a></text:p>
      <text:p text:style-name="P1"/>
      <text:p text:style-name="P2">finish → next &amp; accept all</text:p>
      <text:p text:style-name="P2"/>
      <text:p text:style-name="P2"/>
      <text:p text:style-name="P2"/>
      <text:h text:style-name="Heading_20_1" text:outline-level="1"><text:soft-page-break/>Import project into eclipse</text:h>
      <text:p text:style-name="Standard"/>
      <text:p text:style-name="Standard">~$&gt; eclipse </text:p>
      <text:p text:style-name="Standard"><text:span text:style-name="T2">right click → import → chekout from svn → </text:span><text:a xlink:type="simple" xlink:href="http://svn2.xp-dev.com/svn/juanan-credits/"><text:span text:style-name="T6">http://svn2.xp-dev.com/svn/juanan-credits/</text:span></text:a></text:p>
      <text:p text:style-name="P2"/>
      <text:p text:style-name="P2">And checkout trunk branch.</text:p>
      <text:p text:style-name="P2"/>
      <text:h text:style-name="Heading_20_1" text:outline-level="1">Download red5 server</text:h>
      <text:p text:style-name="P2"/>
      <text:p text:style-name="P10"><text:span text:style-name="T5">/{DOWNLOAD DIR} $&gt; wget </text:span><text:a xlink:type="simple" xlink:href="http://www.red5.org/downloads/0_8/red5-0.8.0.tar.gz"><text:span text:style-name="T25">http://www.red5.org/downloads/0_8/red5-0.8.0.tar.gz</text:span></text:a><text:a xlink:type="simple" xlink:href="http://www.red5.org/downloads/0_9/red5-0.9.RC2.tar.gz"><text:span text:style-name="T3"><text:line-break/></text:span></text:a><text:span text:style-name="T23">/opt $&gt; sudo mkdir red5 &amp;&amp; sudo chown {LINUX USERNAME} red5<text:line-break/>/opt/red5 $&gt; tar zxf {DOWNLOAD DIR}/red5-0.9.RC2.tar.gz</text:span></text:p>
      <text:h text:style-name="Heading_20_1" text:outline-level="1">DB Dump</text:h>
      <text:p text:style-name="Standard"/>
      <text:p text:style-name="P10"><text:span text:style-name="T23">{WORKSPACE}/{PROJECT}/src/resources/sql$ mysql -u babelia -p babelia &lt; all.sql {BABELIA DB PASS}</text:span></text:p>
      <text:h text:style-name="Heading_20_1" text:outline-level="1">Configure apache</text:h>
      <text:p text:style-name="Standard"/>
      <text:p text:style-name="P11">sudo gedit /etc/hosts</text:p>
      <text:p text:style-name="Standard"/>
      <text:p text:style-name="Standard">add → <text:s/>127.0.0.1<text:tab/>babelia </text:p>
      <text:p text:style-name="Standard"/>
      <text:p text:style-name="P10"><text:span text:style-name="T23">sudo</text:span> mkdir /var/www/babelia<text:line-break/>sudo chown kuro /var/www/babelia</text:p>
      <text:p text:style-name="Standard"/>
      <text:p text:style-name="P10">/etc/apache2/sites-available $ sudo cp default babelia</text:p>
      <text:p text:style-name="Standard"/>
      <text:p text:style-name="P10">/etc/apache2/sites-available $ sudo gedit babelia</text:p>
      <text:p text:style-name="Standard"/>
      <text:p text:style-name="Standard">change: </text:p>
      <text:p text:style-name="Standard"/>
      <text:p text:style-name="Standard">add in 3rd line → Servername babelia</text:p>
      <text:p text:style-name="Standard">DocumentRoot /var/www → DocumentRoot /var/www/babelia</text:p>
      <text:p text:style-name="Standard"><text:soft-page-break/>&lt;Directory /var/www/&gt; → &lt;Directory /var/www/babelia/&gt;</text:p>
      <text:p text:style-name="Standard"/>
      <text:p text:style-name="Standard">save &amp; quit</text:p>
      <text:p text:style-name="Standard"/>
      <text:p text:style-name="P10">/etc/apache2 $ sudo a2ensite babelia</text:p>
      <text:h text:style-name="Heading_20_1" text:outline-level="1">Fill apache's root</text:h>
      <text:p text:style-name="Standard"/>
      <text:p text:style-name="Standard">In eclipse:</text:p>
      <text:p text:style-name="Standard">Change in service-config.xml → s/localhost/babelia/</text:p>
      <text:p text:style-name="Standard">Build project.</text:p>
      <text:p text:style-name="Standard"/>
      <text:p text:style-name="P10">{WORKSPACE}/{PROJECT} $&gt; cp bin-debug/* /var/www/babelia/ -R</text:p>
      <text:p text:style-name="Standard">Install amfphp in /var/www/babelia or:</text:p>
      <text:p text:style-name="Standard"/>
      <text:p text:style-name="P10">/var/www/babelia $&gt; mkdir amfphp<text:line-break/>/var/www/babelia $&gt; mkdir amfphp/services/<text:line-break/>/var/www/babelia $&gt; mkdir amfphp/services/babelia</text:p>
      <text:p text:style-name="Standard"/>
      <text:p text:style-name="P10">{WORKSPACE}/{PROJECT}/src/resources $&gt; cp server.php activation.php tests/* /var/www/babelia/</text:p>
      <text:p text:style-name="Standard"/>
      <text:p text:style-name="P10">{WORKSPACE}/{PROJECT}/src/resources/services $&gt; cp * /var/www/babelia/amfphp/services/babelia/ </text:p>
      <text:p text:style-name="Standard"/>
      <text:p text:style-name="P10">/var/www/babelia/amfphp/services/babelia $&gt; cp Config.php.example Config.php</text:p>
      <text:p text:style-name="Standard"/>
      <text:p text:style-name="P10">/var/www/babelia/amfphp/services/babelia $&gt; gedit Config.php</text:p>
      <text:p text:style-name="Standard">{Configure with your DB settings}</text:p>
      <text:p text:style-name="Standard"/>
      <text:h text:style-name="Heading_20_1" text:outline-level="1">Installing Zend Framework</text:h>
      <text:p text:style-name="Standard"/>
      <text:p text:style-name="P11">{DOWNLOAD DIR} $&gt; wget http://framework.zend.com/releases/ZendFramework-1.9.6/ZendFramework-1.9.6.tar.gz</text:p>
      <text:p text:style-name="Standard"/>
      <text:p text:style-name="P11">/var/www/babelia $&gt; tar zxf {DOWNLOAD DIR}/ZendFramework-1.9.6.tar.gz</text:p>
      <text:p text:style-name="Standard"><text:soft-page-break/></text:p>
      <text:p text:style-name="P10"><text:span text:style-name="T23">/var/www/babelia $&gt; mv ZendFramework-1.9.6/library/Zend/ Zend</text:span></text:p>
      <text:h text:style-name="Heading_20_1" text:outline-level="1">Install oflaDemo</text:h>
      <text:p text:style-name="Standard"/>
      <text:p text:style-name="Standard">After installing Red5, open your web browser and type the following:</text:p>
      <text:p text:style-name="Standard"/>
      <text:p text:style-name="Standard"><text:a xlink:type="simple" xlink:href="http://localhost:5080/installer/">http://localhost:5080/installer/</text:a></text:p>
      <text:p text:style-name="Standard"/>
      <text:p text:style-name="Standard">You should see a list of applications. Choose oflaDemo and install it.</text:p>
      <text:p text:style-name="Standard"/>
      <text:h text:style-name="Heading_20_1" text:outline-level="1">Copy videos to oflaDemo</text:h>
      <text:p text:style-name="Standard"/>
      <text:p text:style-name="P10"><text:span text:style-name="T23">/opt/red5/webapps/oflaDemo/streams$ cp {WORKSPACE}/{PROJECT}/src/resources/videos/* ./</text:span></text:p>
      <text:h text:style-name="Heading_20_1" text:outline-level="1">Start babelia</text:h>
      <text:p text:style-name="Standard"/>
      <text:p text:style-name="P10"><text:span text:style-name="T23">sudo service apache2 start<text:line-break/>sudo service mysql start<text:line-break/>/opt/red5$ nohup sh red5.sh &amp;</text:span></text:p>
      <text:h text:style-name="Heading_20_1" text:outline-level="1">Installing ffmpeg and ffmpeg-php on linux</text:h>
      <text:p text:style-name="P3">We need to get restricted codecs so we enable the medibuntu repository:</text:p>
      <text:p text:style-name="P3"/>
      <text:p text:style-name="P10"><text:span text:style-name="T23">sudo wget </text:span><text:a xlink:type="simple" xlink:href="http://www.medibuntu.org/sources.list.d/">http://www.medibuntu.org/sources.list.d/</text:a><text:span text:style-name="T23">`lsb_release -cs`.list --output-document=/etc/apt/sources.list.d/medibuntu.list &amp;&amp; sudo apt-get -q update &amp;&amp; sudo apt-get --yes -q --allow-unauthenticated install medibuntu-keyring &amp;&amp; sudo apt-get -q update</text:span></text:p>
      <text:p text:style-name="P4"/>
      <text:p text:style-name="P4"/>
      <text:p text:style-name="P4"/>
      <text:p text:style-name="Standard">After doing this, we install the ffmpeg and it's codec library doing the following:</text:p>
      <text:p text:style-name="P4"/>
      <text:p text:style-name="P12">sudo apt-get install ffmpeg libavcodec-extra-52</text:p>
      <text:p text:style-name="Standard">Use synaptic to get the latest version of php-ffmpeg and you're ready to go.</text:p>
      <text:p text:style-name="Standard">To test if everything works right, put an .avi video and the <text:span text:style-name="T33">ffmpeg_test.php</text:span> script under your webroot. Point the script to the correct input and launch it. If everything went ok, you should see a <text:soft-page-break/>newly codec <text:span text:style-name="T33">output.flv</text:span> video on your webroot and PHP giving you some info about it.</text:p>
      <text:p text:style-name="Standard"/>
      <text:h text:style-name="Heading_20_1" text:outline-level="1">Video upload module configuration</text:h>
      <text:p text:style-name="Standard">Since we are uploading videos from php we need to give permissions to www-data so that it can write on determined folders. Give the following folder write and exec permissions:</text:p>
      <text:p text:style-name="Standard"/>
      <text:p text:style-name="P11">chmod a+wx %WEBROOT%/babelia/resources/uploads<text:line-break/>chmod a+wx %WEBROOT%/babelia/resources/images/thumbs<text:line-break/>chmow a+wx %RED5_HOME%/webbapps/oflaDemo/streams<text:line-break/>chmod 755 %WEBROOT%/babelia/upload.php</text:p>
      <text:p text:style-name="Standard">Linux Flash player versions prior to 10.1.51.000 had a bug that caused the browser to freeze/crash when performing an upload task. To fix this you must get an updated flash player from here:</text:p>
      <text:p text:style-name="Standard"/>
      <text:p text:style-name="P6"><text:a xlink:type="simple" xlink:href="http://labs.adobe.com/downloads/flashplayer10.html">http://labs.adobe.com/downloads/flashplayer10.html</text:a><text:line-break/></text:p>
      <text:p text:style-name="Standard">Download debugger build plug-in for Linux.</text:p>
      <text:p text:style-name="Standard"/>
      <text:p text:style-name="Standard">Notice that you must remove any previous versions from your system. To do so, open your Synaptic and search for “flash”. Uninstall any flash plug-in listed there and also make sure that</text:p>
      <text:p text:style-name="Standard">/usr/lib/mozilla/plugins and ~/.mozilla/plugins don't have any file called libflashplayer.so</text:p>
      <text:p text:style-name="Standard"/>
      <text:p text:style-name="Standard">Afterwards, extract the contents of the file you downloaded and copy them to /usr/lib/mozilla/plugins.</text:p>
      <text:p text:style-name="Standard"/>
      <text:p text:style-name="Standard">Restart firefox and you're ready to go.</text:p>
      <text:p text:style-name="Standard"/>
      <text:p text:style-name="Standard">Flex file upload operation is performed via a POST operation that contains the whole file plus headers, so we must increase the size allowed for this kind of operation in our php.ini file.</text:p>
      <text:p text:style-name="Standard"/>
      <text:p text:style-name="P11">sudo gedit /etc/php5/apache2/php.ini</text:p>
      <text:p text:style-name="P6">post_max_size = 200M<text:line-break/>upload_max_size = 200M</text:p>
      <text:p text:style-name="P11">$ sudo /etc/init.d/apache 2 stop<text:line-break/>$ sudo /etc/init.d/apache 2 start</text:p>
      <text:p text:style-name="Standard">This is the final directory structure you should have on your web root.</text:p>
      <text:p text:style-name="Standard"/>
      <text:p text:style-name="P5"><text:span text:style-name="T10">-rwxr-xr-x 1 inko inko <text:s/>896 2010-02-25 11:16 </text:span><text:span text:style-name="T12">activation.php</text:span><text:span text:style-name="T11"> </text:span><text:span text:style-name="T10"><text:line-break/>drwxr-xr-x 5 inko inko 4096 2010-03-01 12:32 </text:span><text:span text:style-name="T14">amfphp</text:span><text:span text:style-name="T10"> <text:line-break/>drwxrwxrwx 3 inko inko 4096 2010-03-02 11:04 </text:span><text:span text:style-name="T14">babelia</text:span><text:span text:style-name="T10"> <text:line-break/>drwxr-xr-x 4 inko inko 4096 2010-03-01 14:24 </text:span><text:span text:style-name="T14">babelia/resources</text:span><text:span text:style-name="T10"><text:line-break/>drwxr-xr-x 3 inko inko 4096 2010-02-25 11:31 </text:span><text:span text:style-name="T14">babelia/resources/images </text:span><text:span text:style-name="T10"><text:line-break/>drwsrwsrwx 2 inko inko 4096 2010-03-01 13:43 </text:span><text:span text:style-name="T14">babelia/resources/images/</text:span><text:span text:style-name="T15">thumbs</text:span><text:span text:style-name="T10"> <text:line-break/>drwxrwxrwx 2 inko inko 4096 2010-03-02 11:18 </text:span><text:span text:style-name="T14">babelia/resources/</text:span><text:span text:style-name="T15">uploads</text:span><text:span text:style-name="T10"> <text:line-break/></text:span><text:soft-page-break/><text:span text:style-name="T10">-rwxr-xr-x 1 inko inko 2240 2010-03-02 11:04 </text:span><text:span text:style-name="T14">babelia/</text:span><text:span text:style-name="T13">upload.php</text:span><text:span text:style-name="T10"><text:line-break/>-rw-r--r-- 1 inko inko 2977 2010-02-26 13:20 server.php </text:span></text:p>
      <text:p text:style-name="Standard">Finally, you must tell the system to perform a periodic task. This task will take care of the videos that have been uploaded and need to be processed. Add the processing script to your cron tasks.</text:p>
      <text:p text:style-name="Standard"/>
      <text:p text:style-name="P11">crontab -e</text:p>
      <text:p text:style-name="P7">0,10,20,30,40,50 * * * * php /var/www/amfphp/services/babelia/ProcessVideosCron.php</text:p>
      <text:p text:style-name="Standard">This script will launch every 10 minutes and process the videos that have the unprocessed flag on the database.</text:p>
      <text:h text:style-name="Heading_20_1" text:outline-level="1">Cuting-off videos using ffmpeg's commandline</text:h>
      <text:p text:style-name="Text_20_body"/>
      <text:p text:style-name="P11">ffmpeg -y -i &lt;INPUT_FILE_NAME&gt; -ss &lt;START_TIME&gt; -t &lt;DURATION&gt; -s 320x240 -g 300 -qmin 3 -acodec libmp3lame -ar 22050 -ac 2 <text:s/>-f flv &lt;OUTPUT_FILE_NAME&gt;</text:p>
      <text:p text:style-name="Standard">Both -ss and -t accept amounts expressed in seconds or in HH:mm:ss:xxx format</text:p>
      <text:p text:style-name="Standard"/>
      <text:p text:style-name="Standard"><text:span text:style-name="T8">NOTE:</text:span> Using Youtube's #t=XmYs (This is used to begin the playback at a certain point of the video) gives playable but corrupted videos as a response. So it is something that must be taken into account.</text:p>
      <text:h text:style-name="Heading_20_1" text:outline-level="1">Automatic periodic system jobs (CRON)</text:h>
      <text:p text:style-name="Standard">Our application will be using some automatic periodic system jobs to perform various asynchronous tasks. This jobs are PHP scripts that launch periodically over a scheduled time.</text:p>
      <text:p text:style-name="P8">Currently we have this tasks:</text:p>
      <text:list xml:id="list676604326" text:style-name="L1">
        <text:list-item>
          <text:p text:style-name="P20"><text:span text:style-name="T8">GetTranscriptions.php</text:span><text:span text:style-name="T10">: This script establishes a connection with the Spinvox system, grabs transcriptions flagged as “processing” from the database. Then asks spinvox to make a transcription for each item of the list and saves the results on the database.</text:span></text:p>
        </text:list-item>
      </text:list>
      <text:p text:style-name="P19"><text:span text:style-name="T10"/></text:p>
      <text:list xml:id="list2087035885" text:continue-numbering="true" text:style-name="L1">
        <text:list-item>
          <text:p text:style-name="P18"><text:span text:style-name="T27">SendRequests.php</text:span><text:span text:style-name="T28">: </text:span>Sends all the conversion requests to SpinVox. It looks for pending exercises and responses, and requests that must be sent again and sends a transcription request to SpinVox for each of them.</text:p>
        </text:list-item>
      </text:list>
      <text:p text:style-name="Standard"/>
      <text:list xml:id="list102554416" text:continue-numbering="true" text:style-name="L1">
        <text:list-item>
          <text:p text:style-name="P18"><text:span text:style-name="T8">ProcessVideoCron.php</text:span>: This script searches for videos that have been uploaded but not yet transcoded. Those that have the “unprocessed” flag on the exercises table. Then it analyzes it's features, transcodes them, takes a snapshot and saves the updated video info marking it as “available” if everything went ok. <text:s/></text:p>
          <text:p text:style-name="P18"/>
        </text:list-item>
      </text:list>
      <text:p text:style-name="Standard"><text:soft-page-break/>The following are some tips and things you should know if you're going to make a scheduled script:</text:p>
      <text:p text:style-name="Standard"/>
      <text:list xml:id="list892303325" text:style-name="L2">
        <text:list-item>
          <text:p text:style-name="P21">Since scheduled scripts are called via PHP's CLI, the $_SERVER superglobal won't be available on your script.</text:p>
        </text:list-item>
        <text:list-item>
          <text:p text:style-name="P21"><text:span text:style-name="T10">You must begin your scripts with the line </text:span><text:span text:style-name="T21">#!/usr/bin/php -q</text:span><text:span text:style-name="T20"> and give them execution rights</text:span></text:p>
        </text:list-item>
        <text:list-item>
          <text:p text:style-name="P21">To add your scheduled script to the system you must add a line to the crontab. Check crontab's man for more information.</text:p>
        </text:list-item>
        <text:list-item>
          <text:p text:style-name="P21">The line added must follow this format:</text:p>
        </text:list-item>
      </text:list>
      <text:p text:style-name="Standard"><text:tab/>&lt;periodicity_flags&gt; &lt;path_to_php_binary&gt; &lt;full_path_to_user_script&gt;</text:p>
      <text:p text:style-name="Standard"><text:tab/></text:p>
      <text:p text:style-name="Standard"><text:tab/>For example, if we want to schedule a job that get's fired at 0, 15, 30 and 45 of every hour <text:tab/>and in every day we should write</text:p>
      <text:p text:style-name="Standard"/>
      <text:p text:style-name="Standard"><text:tab/>0,15,30,45 * * * * /usr/bin/php /var/www/periodic/MyScript.php</text:p>
      <text:p text:style-name="Standard"/>
      <text:list xml:id="list615942475" text:style-name="L3">
        <text:list-item>
          <text:p text:style-name="P22">You can use the Webmin application to add scheduled cron jobs using a visual tool.</text:p>
        </text:list-item>
      </text:list>
      <text:h text:style-name="Heading_20_1" text:outline-level="1">How to capture videos of your desktop to make tutorials</text:h>
      <text:p text:style-name="Standard">Sometimes we want to record our screen while we perform an especific task in the application to later use it as a video tutorial.</text:p>
      <text:p text:style-name="Standard"/>
      <text:p text:style-name="Standard">In Linux we can record our screen pretty easily using the recordMyDesktop app (available in most distros repositories).</text:p>
      <text:p text:style-name="Standard"/>
      <text:p text:style-name="Standard">Using <text:span text:style-name="T8">recordMyDesktop</text:span> (even more if you use the graphical version) is pretty straightforward so we won't explain here how to do so.</text:p>
      <text:p text:style-name="Standard"/>
      <text:p text:style-name="Standard">Now one thing you should keep in mind when using this app is that it produces OGV format videos (this format can't be uploaded to Youtube and can't be edited by most of the video editors, such as AVIDemux). Thus, you need to convert the video to another format prior to editing it.</text:p>
      <text:p text:style-name="Standard"/>
      <text:p text:style-name="Standard">Use ffmpeg to convert the video to MPG format and you're ready to go. Choose a high bitrate on the enconding to minimize the quality loss (between 10000k and 15000k).</text:p>
      <text:p text:style-name="Standard"/>
      <text:p text:style-name="P11">ffmpeg -i inputcapture.ogv -b 10000k outputresult.mpg </text:p>
      <text:p text:style-name="Standard">This will produce a much heavier video but in contrast with the OGV it can be edited easily and uploaded to virtually anyplace.</text:p>
      <text:h text:style-name="Heading_20_1" text:outline-level="1">Video standard resolution table and the one we're using</text:h>
      <text:p text:style-name="Standard">Our application will use videos of either 320x240 (when the aspect ratio is equal or close to 4:3) and 426x240 (when the aspect ratio is equal or close to 16:9).</text:p>
      <text:p text:style-name="Standard"/>
      <text:p text:style-name="Standard">The following table contains a list of resolutions that are considered “standard” among the video resources.</text:p>
      <text:p text:style-name="Standard"><text:soft-page-break/></text:p>
      <table:table table:name="VideoResolutions" table:style-name="VideoResolutions">
        <table:table-column table:style-name="VideoResolutions.A" table:number-columns-repeated="3"/>
        <table:table-column table:style-name="VideoResolutions.D"/>
        <table:table-row>
          <table:table-cell table:style-name="VideoResolutions.A1" office:value-type="string">
            <text:p text:style-name="P14">Aspect Ratio</text:p>
          </table:table-cell>
          <table:table-cell table:style-name="VideoResolutions.A1" office:value-type="string">
            <text:p text:style-name="P14">Short Name</text:p>
          </table:table-cell>
          <table:table-cell table:style-name="VideoResolutions.A1" office:value-type="string">
            <text:p text:style-name="P14">Width</text:p>
          </table:table-cell>
          <table:table-cell table:style-name="VideoResolutions.D1" office:value-type="string">
            <text:p text:style-name="P14">Height</text:p>
          </table:table-cell>
        </table:table-row>
        <table:table-row>
          <table:table-cell table:style-name="VideoResolutions.A2" table:number-rows-spanned="4" office:value-type="string">
            <text:p text:style-name="P13">4:3</text:p>
          </table:table-cell>
          <table:table-cell table:style-name="VideoResolutions.A2" office:value-type="string">
            <text:p text:style-name="P13">240p</text:p>
          </table:table-cell>
          <table:table-cell table:style-name="VideoResolutions.A2" office:value-type="string">
            <text:p text:style-name="P13">320 pixels</text:p>
          </table:table-cell>
          <table:table-cell table:style-name="VideoResolutions.D2" office:value-type="string">
            <text:p text:style-name="P13">240 pixels</text:p>
          </table:table-cell>
        </table:table-row>
        <table:table-row>
          <table:covered-table-cell/>
          <table:table-cell table:style-name="VideoResolutions.A2" office:value-type="string">
            <text:p text:style-name="P13">360p</text:p>
          </table:table-cell>
          <table:table-cell table:style-name="VideoResolutions.A2" office:value-type="string">
            <text:p text:style-name="P13">480 pixels</text:p>
          </table:table-cell>
          <table:table-cell table:style-name="VideoResolutions.D2" office:value-type="string">
            <text:p text:style-name="P13">360 pixels</text:p>
          </table:table-cell>
        </table:table-row>
        <table:table-row>
          <table:covered-table-cell/>
          <table:table-cell table:style-name="VideoResolutions.A2" office:value-type="string">
            <text:p text:style-name="P13">480p</text:p>
          </table:table-cell>
          <table:table-cell table:style-name="VideoResolutions.A2" office:value-type="string">
            <text:p text:style-name="P13">640 pixels</text:p>
          </table:table-cell>
          <table:table-cell table:style-name="VideoResolutions.D2" office:value-type="string">
            <text:p text:style-name="P13">480 pixels</text:p>
          </table:table-cell>
        </table:table-row>
        <table:table-row>
          <table:covered-table-cell/>
          <table:table-cell table:style-name="VideoResolutions.A2" office:value-type="string">
            <text:p text:style-name="P13">720p</text:p>
          </table:table-cell>
          <table:table-cell table:style-name="VideoResolutions.A2" office:value-type="string">
            <text:p text:style-name="P13">960 pixels</text:p>
          </table:table-cell>
          <table:table-cell table:style-name="VideoResolutions.D2" office:value-type="string">
            <text:p text:style-name="P13">720 pixels</text:p>
          </table:table-cell>
        </table:table-row>
        <table:table-row>
          <table:table-cell table:style-name="VideoResolutions.A2" table:number-rows-spanned="4" office:value-type="string">
            <text:p text:style-name="P13">16:9</text:p>
          </table:table-cell>
          <table:table-cell table:style-name="VideoResolutions.B6" office:value-type="string">
            <text:p text:style-name="P13">240p</text:p>
          </table:table-cell>
          <table:table-cell table:style-name="VideoResolutions.B6" office:value-type="string">
            <text:p text:style-name="P13">426 pixels</text:p>
          </table:table-cell>
          <table:table-cell table:style-name="VideoResolutions.D6" office:value-type="string">
            <text:p text:style-name="P13">240 pixels</text:p>
          </table:table-cell>
        </table:table-row>
        <table:table-row>
          <table:covered-table-cell/>
          <table:table-cell table:style-name="VideoResolutions.A2" office:value-type="string">
            <text:p text:style-name="P13">360p</text:p>
          </table:table-cell>
          <table:table-cell table:style-name="VideoResolutions.A2" office:value-type="string">
            <text:p text:style-name="P13">640 pixels</text:p>
          </table:table-cell>
          <table:table-cell table:style-name="VideoResolutions.D2" office:value-type="string">
            <text:p text:style-name="P13">360 pixels</text:p>
          </table:table-cell>
        </table:table-row>
        <table:table-row>
          <table:covered-table-cell/>
          <table:table-cell table:style-name="VideoResolutions.A2" office:value-type="string">
            <text:p text:style-name="P13">480p</text:p>
          </table:table-cell>
          <table:table-cell table:style-name="VideoResolutions.A2" office:value-type="string">
            <text:p text:style-name="P13">854 pixels</text:p>
          </table:table-cell>
          <table:table-cell table:style-name="VideoResolutions.D2" office:value-type="string">
            <text:p text:style-name="P13">480 pixels</text:p>
          </table:table-cell>
        </table:table-row>
        <table:table-row>
          <table:covered-table-cell/>
          <table:table-cell table:style-name="VideoResolutions.A2" office:value-type="string">
            <text:p text:style-name="P13">720p</text:p>
          </table:table-cell>
          <table:table-cell table:style-name="VideoResolutions.A2" office:value-type="string">
            <text:p text:style-name="P13">1280 pixels</text:p>
          </table:table-cell>
          <table:table-cell table:style-name="VideoResolutions.D2" office:value-type="string">
            <text:p text:style-name="P13">720 pixels</text:p>
          </table:table-cell>
        </table:table-row>
      </table:table>
      <text:p text:style-name="P9"/>
      <text:p text:style-name="Standard">The reason to use the 240p resolution is that it gives good quality for our purposes keeping the required bandwidth at a reasonable quantity between [38-45] kb/s per video. Thus, a user with connection of 1Mbps should be able to watch 2 videos simultaneously without losing synchro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999cm" table:align="margins"/>
    </style:style>
    <style:style style:name="Tabla2.A" style:family="table-column">
      <style:table-column-properties style:column-width="8.5cm" style:rel-column-width="3276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 style:family="table">
      <style:table-properties style:width="16.999cm" table:align="margins"/>
    </style:style>
    <style:style style:name="Tabla1.A" style:family="table-column">
      <style:table-column-properties style:column-width="5.666cm" style:rel-column-width="3212*"/>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C1" style:family="table-cell">
      <style:table-cell-properties style:vertical-align="middle" fo:padding="0.097cm" fo:border="0.002cm solid #000000"/>
    </style:style>
    <style:style style:name="MP1" style:family="paragraph" style:parent-style-name="Table_20_Contents">
      <style:text-properties style:font-name="Times New Roman" fo:font-size="10pt" style:font-size-asian="10pt" style:font-size-complex="10pt"/>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start" style:justify-single-word="false"/>
      <style:text-properties fo:font-size="10pt"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P5" style:family="paragraph" style:parent-style-name="Table_20_Contents">
      <style:paragraph-properties fo:text-align="end" style:justify-single-word="false"/>
      <style:text-properties fo:font-size="10pt" style:font-size-asian="10pt" style:font-size-complex="10pt"/>
    </style:style>
    <style:style style:name="MP6"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number:date-style style:name="N103">
      <number:year number:style="long"/>
    </number:date-style>
  </office:automatic-styles>
  <office:master-styles>
    <style:master-page style:name="Standard" style:page-layout-name="Mpm1">
      <style:header>
        <table:table table:name="Tabla2" table:style-name="Tabla2">
          <table:table-column table:style-name="Tabla2.A" table:number-columns-repeated="2"/>
          <table:table-row>
            <table:table-cell table:style-name="Tabla2.A1" office:value-type="string">
              <text:p text:style-name="MP1">Babelium Project</text:p>
            </table:table-cell>
            <table:table-cell table:style-name="Tabla2.B1" office:value-type="string">
              <text:p text:style-name="MP2">Version: 1.0</text:p>
            </table:table-cell>
          </table:table-row>
          <table:table-row>
            <table:table-cell table:style-name="Tabla2.A2" office:value-type="string">
              <text:p text:style-name="MP1">Readme</text:p>
            </table:table-cell>
            <table:table-cell table:style-name="Tabla2.B2" office:value-type="string">
              <text:p text:style-name="MP1">Date: <text:date style:data-style-name="N37" text:date-value="2010-04-19T11:32:41.99" text:fixed="true">04/19/10</text:date></text:p>
            </table:table-cell>
          </table:table-row>
        </table:table>
        <text:p text:style-name="Header"/>
      </style:header>
      <style:header-left>
        <text:p text:style-name="Header_20_left"/>
      </style:header-left>
      <style:footer>
        <table:table table:name="Tabla1" table:style-name="Tabla1">
          <table:table-column table:style-name="Tabla1.A" table:number-columns-repeated="3"/>
          <table:table-row>
            <table:table-cell table:style-name="Tabla1.A1" office:value-type="string">
              <text:p text:style-name="MP3">Development</text:p>
            </table:table-cell>
            <table:table-cell table:style-name="Tabla1.A1" office:value-type="string">
              <text:p text:style-name="MP4">GhyM, <text:date style:data-style-name="N103" text:date-value="2010-04-19T12:05:59.99">2010</text:date></text:p>
            </table:table-cell>
            <table:table-cell table:style-name="Tabla1.C1" office:value-type="string">
              <text:p text:style-name="MP5"><text:page-number text:select-page="current">11</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22T13:28:57</meta:creation-date>
    <dc:date>2010-04-19T12:06:00</dc:date>
    <meta:editing-duration>PT09H31M38S</meta:editing-duration>
    <meta:editing-cycles>44</meta:editing-cycles>
    <meta:generator>OpenOffice.org/3.1$Linux OpenOffice.org_project/310m19$Build-9420</meta:generator>
    <dc:creator>Inko </dc:creator>
    <meta:document-statistic meta:table-count="3" meta:image-count="0" meta:object-count="0" meta:page-count="11" meta:paragraph-count="198" meta:word-count="1812" meta:character-count="12433"/>
    <meta:user-defined meta:name="Información 1"/>
    <meta:user-defined meta:name="Información 2"/>
    <meta:user-defined meta:name="Información 3"/>
    <meta:user-defined meta:name="Información 4"/>
  </office:meta>
</office:document-meta>
</file>